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984cm" fo:margin-left="-0.191cm" fo:margin-top="0cm" fo:margin-bottom="0cm" table:align="left" style:writing-mode="lr-tb"/>
    </style:style>
    <style:style style:name="Tableau1.A" style:family="table-column">
      <style:table-column-properties style:column-width="5.327cm"/>
    </style:style>
    <style:style style:name="Tableau1.B" style:family="table-column">
      <style:table-column-properties style:column-width="5.325cm"/>
    </style:style>
    <style:style style:name="Tableau1.C" style:family="table-column">
      <style:table-column-properties style:column-width="5.33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line-height="150%"/>
      <style:text-properties style:font-name="Times New Roman" fo:font-size="12pt" fo:language="en" fo:country="GB" style:font-size-asian="12pt" style:font-name-complex="Times New Roman1" style:font-size-complex="12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>
        <style:tab-stops>
          <style:tab-stop style:position="3.334cm"/>
        </style:tab-stops>
      </style:paragraph-properties>
    </style:style>
    <style:style style:name="P5" style:family="paragraph" style:parent-style-name="Standard">
      <style:paragraph-properties fo:margin-top="0cm" fo:margin-bottom="0cm" fo:line-height="150%" fo:text-align="justify" style:justify-single-word="false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fo:line-height="100%"/>
      <style:text-properties style:font-name="Times New Roman" fo:font-size="12pt" fo:language="en" fo:country="GB" style:font-size-asian="12pt" style:font-name-complex="Times New Roman1" style:font-size-complex="12pt"/>
    </style:style>
    <style:style style:name="P9" style:family="paragraph" style:parent-style-name="Standard" style:master-page-name="Standard">
      <style:paragraph-properties fo:margin-top="0cm" fo:margin-bottom="0cm" fo:line-height="150%" fo:text-align="justify" style:justify-single-word="false" style:page-number="auto"/>
    </style:style>
    <style:style style:name="T1" style:family="text">
      <style:text-properties fo:color="#333333" style:font-name="Times New Roman" fo:font-size="12pt" style:font-size-asian="12pt" style:font-name-complex="Times New Roman1" style:font-size-complex="12pt"/>
    </style:style>
    <style:style style:name="T2" style:family="text">
      <style:text-properties fo:color="#333333" style:font-name="Times New Roman" fo:font-size="12pt" fo:font-style="italic" style:font-size-asian="12pt" style:font-style-asian="italic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GB" style:font-size-asian="12pt" style:font-name-complex="Times New Roman1" style:font-size-complex="12pt"/>
    </style:style>
    <style:style style:name="T5" style:family="text">
      <style:text-properties style:font-name="Symbol" fo:font-size="12pt" style:font-size-asian="12pt" style:font-name-complex="Times New Roman1" style:font-size-complex="12pt"/>
    </style:style>
    <style:style style:name="T6" style:family="text">
      <style:text-properties style:text-position="super 58%"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oBack"/><text:span text:style-name="T1">Copyeditor : Mathilde Nicolas. </text:span></text:p>
      <text:p text:style-name="P5"><text:span text:style-name="T1">Creator: Varlet Charles, sieur de La Grange (1635-1692).</text:span></text:p>
      <text:p text:style-name="P5"><text:span text:style-name="T1">Title: Registre de La Grange (1658-1685) : précédé d'une notice biographique / publié par les soins de la Comédie-Française...[par Edouard Thierry]</text:span></text:p>
      <text:p text:style-name="P5"><text:span text:style-name="T1">Date: 1664 ou postérieur. </text:span></text:p>
      <text:p text:style-name="P5"><text:span text:style-name="T1">Bibl: Varlet Charles, sieur de La Grange, </text:span><text:span text:style-name="T2">Registre de La Grange (1658-1685) : précédé d'une notice biographique / publié par les soins de la Comédie-Française...[par Edouard Thierry]</text:span><text:span text:style-name="T1">, Paris, J. Claye ? , 1664 ou postérieur.</text:span></text:p>
      <text:p text:style-name="P1"/>
      <text:p text:style-name="P1"/>
      <text:p text:style-name="P3"><text:span text:style-name="T3">61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text:span text:style-name="T3">Le Mardy Ier jour de JANUIER. </text:span><text:span text:style-name="T5"></text:span><text:span text:style-name="T3"> </text:span><text:span text:style-name="T4">Idem.</text:span></text:p>
          </table:table-cell>
          <table:table-cell table:style-name="Tableau1.A1" office:value-type="string">
            <text:p text:style-name="P6"><text:span text:style-name="T4">231lt</text:span></text:p>
            <text:p text:style-name="P7"/>
          </table:table-cell>
          <table:table-cell table:style-name="Tableau1.A1" office:value-type="string">
            <text:p text:style-name="P6"><text:span text:style-name="T4">Part. 10lt 10s</text:span></text:p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6"><text:span text:style-name="T3">Jeudy 3me. </text:span><text:span text:style-name="T5"></text:span><text:span text:style-name="T3"> Vne Visite chez MADAME au pallais Royal. Joué Sertorius et le Cocu Imaginaire.</text:span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6"><text:span text:style-name="T3">Vendredy 4me. </text:span><text:span text:style-name="T5"></text:span><text:span text:style-name="T3"> Le Despit Amour</text:span></text:p>
          </table:table-cell>
          <table:table-cell table:style-name="Tableau1.A1" office:value-type="string">
            <text:p text:style-name="P6"><text:span text:style-name="T4">276lt</text:span></text:p>
            <text:p text:style-name="P7"/>
          </table:table-cell>
          <table:table-cell table:style-name="Tableau1.A1" office:value-type="string">
            <text:p text:style-name="P6"><text:span text:style-name="T4">Part. 11lt</text:span></text:p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6"><text:span text:style-name="T4">Dimanche 6me. </text:span><text:span text:style-name="T5"></text:span><text:span text:style-name="T4"> Idem </text:span></text:p>
          </table:table-cell>
          <table:table-cell table:style-name="Tableau1.A1" office:value-type="string">
            <text:p text:style-name="P6"><text:span text:style-name="T4">410lt</text:span></text:p>
            <text:p text:style-name="P7"/>
          </table:table-cell>
          <table:table-cell table:style-name="Tableau1.A1" office:value-type="string">
            <text:p text:style-name="P6"><text:span text:style-name="T4">Part. 22lt 15s</text:span></text:p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6"><text:span text:style-name="T4">Mardy 8. </text:span><text:span text:style-name="T5"></text:span><text:span text:style-name="T4"> D. Japhet</text:span></text:p>
          </table:table-cell>
          <table:table-cell table:style-name="Tableau1.A1" office:value-type="string">
            <text:p text:style-name="P6"><text:span text:style-name="T4">297lt</text:span></text:p>
            <text:p text:style-name="P7"/>
          </table:table-cell>
          <table:table-cell table:style-name="Tableau1.A1" office:value-type="string">
            <text:p text:style-name="P6"><text:span text:style-name="T4">Part. 9lt 12s</text:span></text:p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6"><text:span text:style-name="T3">Le jeudy 10 Janvier 1664, joué dans nostre salle au Pallais R. pour le Roy, la Bradamante Ridiculle qui nous auoit esté donnée &amp; commandée de la jouer par Mr le Duc de St Aignan, Ier Gentilhomme de la Chambre, qui auoit donné cent louis d’or à la Troupe pour la despance des habitz qui estoient extraordinaires. </text:span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6"><text:span text:style-name="T3">Le Vendredy 11me. </text:span><text:span text:style-name="T5"></text:span><text:span text:style-name="T3"> La Bradamante R.</text:span></text:p>
          </table:table-cell>
          <table:table-cell table:style-name="Tableau1.A1" office:value-type="string">
            <text:p text:style-name="P6"><text:span text:style-name="T3">1400lt</text:span></text:p>
            <text:p text:style-name="P7"/>
          </table:table-cell>
          <table:table-cell table:style-name="Tableau1.A1" office:value-type="string">
            <text:p text:style-name="P6"><text:span text:style-name="T3">Partagé &amp; payé 17 pist. Pr le reste des habitz. </text:span><text:span text:style-name="T4">45lt</text:span></text:p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6"><text:span text:style-name="T4">Dimanche 13. </text:span><text:span text:style-name="T5"></text:span><text:span text:style-name="T4"> Idem.</text:span></text:p>
          </table:table-cell>
          <table:table-cell table:style-name="Tableau1.A1" office:value-type="string">
            <text:p text:style-name="P6"><text:span text:style-name="T3">1014lt</text:span></text:p>
            <text:p text:style-name="P6"><text:span text:style-name="T6">Plus pr les dls habitz et autres frais, 616lt</text:span></text:p>
          </table:table-cell>
          <table:table-cell table:style-name="Tableau1.A1" office:value-type="string">
            <text:p text:style-name="P6"><text:span text:style-name="T4">Part. 52lt</text:span></text:p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6"><text:span text:style-name="T4">Mardy 15. </text:span><text:span text:style-name="T5"></text:span><text:span text:style-name="T4"> Idem.</text:span></text:p>
          </table:table-cell>
          <table:table-cell table:style-name="Tableau1.A1" office:value-type="string">
            <text:p text:style-name="P6"><text:span text:style-name="T4">560lt</text:span></text:p>
            <text:p text:style-name="P8"/>
          </table:table-cell>
          <table:table-cell table:style-name="Tableau1.A1" office:value-type="string">
            <text:p text:style-name="P6"><text:span text:style-name="T4">Part. 31lt 5s</text:span></text:p>
            <text:p text:style-name="P8"/>
          </table:table-cell>
        </table:table-row>
        <text:soft-page-break/>
        <table:table-row table:style-name="Tableau1.1">
          <table:table-cell table:style-name="Tableau1.A1" office:value-type="string">
            <text:p text:style-name="P6"><text:span text:style-name="T3">Jeudy 17. </text:span><text:span text:style-name="T5"></text:span><text:span text:style-name="T3"> Visite chez Monsr Le Tellier. Joué l’Impromptu &amp; le Grand Benest de Fils.</text:span></text:p>
          </table:table-cell>
          <table:table-cell table:style-name="Tableau1.A1" office:value-type="string">
            <text:p text:style-name="P6"><text:span text:style-name="T3">330lt</text:span></text:p>
            <text:p text:style-name="P8"/>
          </table:table-cell>
          <table:table-cell table:style-name="Tableau1.A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6"><text:span text:style-name="T3">Vendredi 18. </text:span><text:span text:style-name="T5"></text:span><text:span text:style-name="T3"> La Bradamante et le Grand Benest de Fils<text:line-break/>aussi sot que son père.</text:span></text:p>
            <text:p text:style-name="P6"><text:span text:style-name="T6">Piece Nolle de Mr de Brecourt.</text:span></text:p>
          </table:table-cell>
          <table:table-cell table:style-name="Tableau1.A1" office:value-type="string">
            <text:p text:style-name="P6"><text:span text:style-name="T3">1176lt</text:span></text:p>
            <text:p text:style-name="P8"/>
          </table:table-cell>
          <table:table-cell table:style-name="Tableau1.A1" office:value-type="string">
            <text:p text:style-name="P6"><text:span text:style-name="T3">Partagé auec la Visite. </text:span><text:span text:style-name="T4">79lt</text:span></text:p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6"><text:span text:style-name="T4">Dimanche 20me Januier. </text:span><text:span text:style-name="T5"></text:span><text:span text:style-name="T4"> Idem.</text:span></text:p>
          </table:table-cell>
          <table:table-cell table:style-name="Tableau1.A1" office:value-type="string">
            <text:p text:style-name="P6"><text:span text:style-name="T4">900lt</text:span></text:p>
            <text:p text:style-name="P7"/>
          </table:table-cell>
          <table:table-cell table:style-name="Tableau1.A1" office:value-type="string">
            <text:p text:style-name="P6"><text:span text:style-name="T4">Part. 60lt 15s</text:span></text:p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6"><text:span text:style-name="T3">Mardy 22. </text:span><text:span text:style-name="T5"></text:span><text:span text:style-name="T3"> Visite chez Monr Colbert, Me des Requestes. <text:s/><text:line-break/>Joué les Fascheux &amp; le Benest de Fils.</text:span></text:p>
          </table:table-cell>
          <table:table-cell table:style-name="Tableau1.A1" office:value-type="string">
            <text:p text:style-name="P6"><text:span text:style-name="T4">330lt</text:span></text:p>
            <text:p text:style-name="P8"/>
          </table:table-cell>
          <table:table-cell table:style-name="Tableau1.A1" office:value-type="string">
            <text:p text:style-name="P6"><text:span text:style-name="T4">Part. 22lt</text:span></text:p>
            <text:p text:style-name="P8"/>
          </table:table-cell>
        </table:table-row>
      </table:table>
      <text:p text:style-name="P4"><text:span text:style-name="T3"><text:tab/></text:span>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dc:creator>Windows User</dc:creator>
    <meta:editing-cycles>13</meta:editing-cycles>
    <meta:creation-date>2020-02-27T10:13:00</meta:creation-date>
    <dc:date>2020-03-24T13:27:00</dc:date>
    <meta:editing-duration>PT7M29S</meta:editing-duration>
    <meta:generator>OpenOffice/4.1.6$Win32 OpenOffice.org_project/416m1$Build-9790</meta:generator>
    <meta:document-statistic meta:table-count="1" meta:image-count="0" meta:object-count="0" meta:page-count="2" meta:paragraph-count="43" meta:word-count="302" meta:character-count="16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